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349" officeooo:paragraph-rsid="001a0349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501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124cm" fo:min-width="3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125cm" fo:min-width="3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3" svg:width="2.673cm" svg:height="1.502cm" svg:x="11.382cm" svg:y="-0.591cm"><text:p text:style-name="P2"><text:span text:style-name="T1">Mak’Hous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e2" draw:style-name="gr2" draw:text-style-name="P4" svg:width="3.728cm" svg:height="1.124cm" svg:x="20.715cm" svg:y="2.526cm"><text:p text:style-name="P2">Gestion de stock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e2" draw:style-name="gr2" draw:text-style-name="P4" svg:width="3.728cm" svg:height="1.124cm" svg:x="10.855cm" svg:y="2.526cm"><text:p text:style-name="P2">Gestion de proj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e2" draw:style-name="gr3" draw:text-style-name="P5" svg:width="3.73cm" svg:height="1.126cm" svg:x="-0.631cm" svg:y="2.526cm"><text:p text:style-name="P2"><text:span text:style-name="T1">Sécurité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e2" draw:style-name="gr2" draw:text-style-name="P6" svg:width="3.728cm" svg:height="1.124cm" svg:x="6.805cm" svg:y="4.535cm"><text:p text:style-name="P2">Créa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e2" draw:style-name="gr2" draw:text-style-name="P6" svg:width="3.728cm" svg:height="1.124cm" svg:x="10.855cm" svg:y="4.535cm"><text:p text:style-name="P2">Suppress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Forme2" draw:style-name="gr2" draw:text-style-name="P6" svg:width="3.728cm" svg:height="1.124cm" svg:x="14.871cm" svg:y="4.535cm"><text:p text:style-name="P2">Modifica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Forme2" draw:style-name="gr2" draw:text-style-name="P4" svg:width="3.728cm" svg:height="1.124cm" svg:x="-0.63cm" svg:y="4.535cm"><text:p text:style-name="P2">Authentifica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Forme2" draw:style-name="gr2" draw:text-style-name="P4" svg:width="3.728cm" svg:height="1.124cm" svg:x="-0.63cm" svg:y="6.535cm"><text:p text:style-name="P2">Compte d’utilisateu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Forme2" draw:style-name="gr2" draw:text-style-name="P4" svg:width="3.728cm" svg:height="1.124cm" svg:x="10.855cm" svg:y="10.536cm"><text:p text:style-name="P2">Devi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Forme2" draw:style-name="gr2" draw:text-style-name="P4" svg:width="3.728cm" svg:height="1.124cm" svg:x="20.715cm" svg:y="4.535cm"><text:p text:style-name="P2">Liaison fournisseur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Forme2" draw:style-name="gr2" draw:text-style-name="P4" svg:width="3.728cm" svg:height="1.124cm" svg:x="10.855cm" svg:y="6.535cm"><text:p text:style-name="P2">Dossier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Forme2" draw:style-name="gr2" draw:text-style-name="P4" svg:width="3.728cm" svg:height="1.124cm" svg:x="14.855cm" svg:y="8.535cm"><text:p text:style-name="P2">Avis techniqu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Forme2" draw:style-name="gr2" draw:text-style-name="P4" svg:width="3.728cm" svg:height="1.124cm" svg:x="10.855cm" svg:y="8.535cm"><text:p text:style-name="P2">Plan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Forme2" draw:style-name="gr2" draw:text-style-name="P4" svg:width="3.728cm" svg:height="1.124cm" svg:x="6.854cm" svg:y="8.535cm"><text:p text:style-name="P2">Module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name="Forme3" draw:style-name="gr4" draw:text-style-name="P2" svg:x1="14.055cm" svg:y1="0.91cm" svg:x2="20.715cm" svg:y2="2.526cm"><text:p/></draw:line><draw:line text:anchor-type="paragraph" draw:z-index="16" draw:name="Forme4" draw:style-name="gr4" draw:text-style-name="P2" svg:x1="12.825cm" svg:y1="0.91cm" svg:x2="12.825cm" svg:y2="2.526cm"><text:p/></draw:line><draw:line text:anchor-type="paragraph" draw:z-index="17" draw:name="Forme4" draw:style-name="gr4" draw:text-style-name="P2" svg:x1="12.825cm" svg:y1="9.659cm" svg:x2="12.825cm" svg:y2="10.527cm"><text:p/></draw:line><draw:line text:anchor-type="paragraph" draw:z-index="18" draw:name="Forme4" draw:style-name="gr4" draw:text-style-name="P2" svg:x1="0.824cm" svg:y1="5.65cm" svg:x2="0.824cm" svg:y2="6.527cm"><text:p/></draw:line><draw:line text:anchor-type="paragraph" draw:z-index="19" draw:name="Forme4" draw:style-name="gr5" draw:text-style-name="P2" svg:x1="22.826cm" svg:y1="3.649cm" svg:x2="22.826cm" svg:y2="4.526cm"><text:p text:style-name="P2"/></draw:line><draw:line text:anchor-type="paragraph" draw:z-index="20" draw:name="Forme4" draw:style-name="gr4" draw:text-style-name="P2" svg:x1="22.826cm" svg:y1="3.649cm" svg:x2="22.826cm" svg:y2="4.526cm"><text:p/></draw:line><draw:line text:anchor-type="paragraph" draw:z-index="21" draw:name="Forme4" draw:style-name="gr4" draw:text-style-name="P2" svg:x1="0.824cm" svg:y1="3.649cm" svg:x2="0.824cm" svg:y2="4.526cm"><text:p/></draw:line><draw:line text:anchor-type="paragraph" draw:z-index="22" draw:name="Forme4" draw:style-name="gr4" draw:text-style-name="P2" svg:x1="10.825cm" svg:y1="3.649cm" svg:x2="9.65cm" svg:y2="4.534cm"><text:p/></draw:line><draw:line text:anchor-type="paragraph" draw:z-index="23" draw:name="Forme4" draw:style-name="gr4" draw:text-style-name="P2" svg:x1="14.582cm" svg:y1="3.649cm" svg:x2="15.755cm" svg:y2="4.534cm"><text:p/></draw:line><draw:line text:anchor-type="paragraph" draw:z-index="24" draw:name="Forme4" draw:style-name="gr4" draw:text-style-name="P2" svg:x1="12.825cm" svg:y1="7.65cm" svg:x2="12.825cm" svg:y2="8.527cm"><text:p/></draw:line><draw:line text:anchor-type="paragraph" draw:z-index="25" draw:name="Forme4" draw:style-name="gr4" draw:text-style-name="P2" svg:x1="11.252cm" svg:y1="7.65cm" svg:x2="9.971cm" svg:y2="8.535cm"><text:p/></draw:line><draw:line text:anchor-type="paragraph" draw:z-index="26" draw:name="Forme4" draw:style-name="gr4" draw:text-style-name="P2" svg:x1="14.252cm" svg:y1="7.65cm" svg:x2="15.377cm" svg:y2="8.535cm"><text:p/></draw:line><draw:line text:anchor-type="paragraph" draw:z-index="27" draw:name="Forme4" draw:style-name="gr4" draw:text-style-name="P2" svg:x1="12.825cm" svg:y1="5.659cm" svg:x2="12.825cm" svg:y2="6.527cm"><text:p/></draw:line><draw:line text:anchor-type="paragraph" draw:z-index="28" draw:name="Forme4" draw:style-name="gr5" draw:text-style-name="P2" svg:x1="12.825cm" svg:y1="3.649cm" svg:x2="12.825cm" svg:y2="4.526cm"><text:p/></draw:line><draw:line text:anchor-type="paragraph" draw:z-index="29" draw:name="Forme3" draw:style-name="gr4" draw:text-style-name="P2" svg:x1="11.382cm" svg:y1="0.91cm" svg:x2="3.097cm" svg:y2="2.5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9:07:26.115632397</meta:creation-date>
    <meta:editing-duration>PT17M37S</meta:editing-duration>
    <meta:editing-cycles>6</meta:editing-cycles>
    <meta:generator>LibreOffice/5.1.6.2$Linux_X86_64 LibreOffice_project/10m0$Build-2</meta:generator>
    <meta:initial-creator>Tiona Ralijaona</meta:initial-creator>
    <dc:date>2018-06-21T19:25:02.370635037</dc:date>
    <dc:creator>Tiona Ralijaona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